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Wróblewski</meta:initial-creator>
    <meta:creation-date>2011-10-24T14:44: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Unix LibreOffice_project/340m1$Build-302</meta:generator>
  </office:meta>
</office:document-meta>
</file>